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9" style:family="graphic" style:parent-style-name="standard">
      <style:graphic-properties draw:fill="solid" draw:fill-color="#99ccff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1pt"/>
    </style:style>
    <style:style style:name="P6" style:family="paragraph">
      <style:paragraph-properties fo:text-align="center"/>
      <style:text-properties fo:font-size="11pt"/>
    </style:style>
    <style:style style:name="P7" style:family="paragraph">
      <style:text-properties fo:font-size="11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size="11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5cm" svg:height="2cm" svg:x="9.5cm" svg:y="13.5cm">
          <text:p text:style-name="P1"><text:span text:style-name="T1">C6</text:span></text:p>
          <text:p text:style-name="P1"><text:span text:style-name="T1">Navig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cm" svg:x="4cm" svg:y="5.5cm">
          <text:p text:style-name="P1"><text:span text:style-name="T1">A2: Brake Mo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cm" svg:x="4.5cm" svg:y="4cm">
          <text:p text:style-name="P1"><text:span text:style-name="T1">A1: Traction Mo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5cm" svg:x="2cm" svg:y="1.5cm">
          <text:p text:style-name="P1"><text:span text:style-name="T1">E Stop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5cm" svg:y1="4cm" svg:x2="8.5cm" svg:y2="6cm">
          <text:p/>
        </draw:line>
        <draw:line draw:style-name="gr4" draw:text-style-name="P3" draw:layer="layout" svg:x1="15.5cm" svg:y1="8cm" svg:x2="13.5cm" svg:y2="4cm">
          <text:p/>
        </draw:line>
        <draw:custom-shape draw:style-name="gr1" draw:text-style-name="P2" draw:layer="layout" svg:width="4cm" svg:height="2cm" svg:x="15cm" svg:y="11cm">
          <text:p text:style-name="P1"><text:span text:style-name="T1">C3</text:span></text:p>
          <text:p text:style-name="P1"><text:span text:style-name="T1">Pilo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measurelines" svg:x1="15.5cm" svg:y1="11cm" svg:x2="15.5cm" svg:y2="8cm">
          <text:p/>
        </draw:line>
        <draw:frame draw:style-name="gr5" draw:text-style-name="P5" draw:layer="measurelines" svg:width="2.2cm" svg:height="0.704cm" svg:x="15.5cm" svg:y="9.366cm">
          <draw:text-box>
            <text:p text:style-name="P4"><text:span text:style-name="T1">DRIVE{}</text:span></text:p>
          </draw:text-box>
        </draw:frame>
        <draw:custom-shape draw:style-name="gr1" draw:text-style-name="P2" draw:layer="measurelines" svg:width="4cm" svg:height="2cm" svg:x="15.5cm" svg:y="19.5cm">
          <text:p text:style-name="P1"><text:span text:style-name="T1">C4</text:span></text:p>
          <text:p text:style-name="P1"><text:span text:style-name="T1">Path Plann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measurelines" svg:width="5.5cm" svg:height="1cm" svg:x="2cm" svg:y="13cm">
          <text:p text:style-name="P1"><text:span text:style-name="T1">S3: Compas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measurelines" svg:width="5.5cm" svg:height="1cm" svg:x="2cm" svg:y="20.5cm">
          <text:p text:style-name="P1"><text:span text:style-name="T1">S11: Proximity sensors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8cm" svg:y1="14.5cm" svg:x2="13cm" svg:y2="14.5cm">
          <text:p/>
        </draw:line>
        <draw:line draw:style-name="gr8" draw:text-style-name="P6" draw:layer="layout" svg:x1="18.5cm" svg:y1="13.5cm" svg:x2="18.5cm" svg:y2="19.5cm">
          <text:p/>
        </draw:line>
        <draw:line draw:style-name="gr9" draw:text-style-name="P6" draw:layer="layout" svg:x1="11cm" svg:y1="13.5cm" svg:x2="11cm" svg:y2="12cm">
          <text:p/>
        </draw:line>
        <draw:line draw:style-name="gr10" draw:text-style-name="P6" draw:layer="layout" svg:x1="11cm" svg:y1="12cm" svg:x2="15cm" svg:y2="12cm">
          <text:p text:style-name="P1"><text:span text:style-name="T1">Estimated State</text:span></text:p>
        </draw:line>
        <draw:line draw:style-name="gr9" draw:text-style-name="P6" draw:layer="layout" svg:x1="14cm" svg:y1="13.5cm" svg:x2="14cm" svg:y2="12cm">
          <text:p/>
        </draw:line>
        <draw:line draw:style-name="gr8" draw:text-style-name="P6" draw:layer="layout" svg:x1="14.5cm" svg:y1="16cm" svg:x2="13cm" svg:y2="15.5cm">
          <text:p/>
        </draw:line>
        <draw:line draw:style-name="gr8" draw:text-style-name="P6" draw:layer="layout" svg:x1="7.5cm" svg:y1="13.5cm" svg:x2="9.5cm" svg:y2="14cm">
          <text:p/>
        </draw:line>
        <draw:line draw:style-name="gr8" draw:text-style-name="P6" draw:layer="layout" svg:x1="7.5cm" svg:y1="15.5cm" svg:x2="9.5cm" svg:y2="14.5cm">
          <text:p/>
        </draw:line>
        <draw:custom-shape draw:style-name="gr11" draw:text-style-name="P2" draw:layer="layout" svg:width="3cm" svg:height="1.5cm" svg:x="14.5cm" svg:y="16cm">
          <text:p text:style-name="P1"><text:span text:style-name="T1">Initial Position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8cm" svg:y1="19.5cm" svg:x2="18cm" svg:y2="14.5cm">
          <text:p/>
        </draw:line>
        <draw:custom-shape draw:style-name="gr7" draw:text-style-name="P6" draw:layer="layout" svg:width="5.5cm" svg:height="1.5cm" svg:x="2.092cm" svg:y="18.349cm">
          <text:p text:style-name="P1"><text:span text:style-name="T1">S4: Smart Came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5cm" svg:x="9.5cm" svg:y="17cm">
          <text:p text:style-name="P1"><text:span text:style-name="T1">C7: Visual Data</text:span><text:span text:style-name="T1"><text:line-break/></text:span><text:span text:style-name="T1"> Management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17cm" svg:x2="11cm" svg:y2="15.5cm">
          <text:p/>
        </draw:line>
        <draw:line draw:style-name="gr8" draw:text-style-name="P6" draw:layer="layout" svg:x1="7.5cm" svg:y1="21cm" svg:x2="9.5cm" svg:y2="20.5cm">
          <text:p/>
        </draw:line>
        <draw:custom-shape draw:style-name="gr12" draw:text-style-name="P2" draw:layer="layout" svg:width="3.5cm" svg:height="1.5cm" svg:x="9.5cm" svg:y="20cm">
          <text:p text:style-name="P1"><text:span text:style-name="T1">C5: Obstacle Detection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18.5cm" svg:x2="11cm" svg:y2="20cm">
          <text:p/>
        </draw:line>
        <draw:line draw:style-name="gr8" draw:text-style-name="P6" draw:layer="layout" svg:x1="13cm" svg:y1="20.5cm" svg:x2="15.5cm" svg:y2="20.5cm">
          <text:p/>
        </draw:line>
        <draw:frame draw:style-name="gr5" draw:text-style-name="P7" draw:layer="layout" svg:width="1.785cm" svg:height="0.704cm" svg:x="8cm" svg:y="15.451cm">
          <draw:text-box>
            <text:p text:style-name="P4"><text:span text:style-name="T1">SEN{}</text:span></text:p>
          </draw:text-box>
        </draw:frame>
        <draw:line draw:style-name="gr8" draw:text-style-name="P6" draw:layer="layout" svg:x1="10.5cm" svg:y1="10.5cm" svg:x2="10.5cm" svg:y2="13.5cm">
          <text:p/>
        </draw:line>
        <draw:line draw:style-name="gr9" draw:text-style-name="P6" draw:layer="layout" svg:x1="13cm" svg:y1="4cm" svg:x2="10.5cm" svg:y2="10.5cm">
          <text:p/>
        </draw:line>
        <draw:custom-shape draw:style-name="gr2" draw:text-style-name="P2" draw:layer="layout" svg:width="4.5cm" svg:height="1cm" svg:x="4cm" svg:y="7.5cm">
          <text:p text:style-name="P1"><text:span text:style-name="T1">A3: Steering Moto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cm" svg:y1="4cm" svg:x2="8.5cm" svg:y2="8cm">
          <text:p/>
        </draw:line>
        <draw:custom-shape draw:style-name="gr7" draw:text-style-name="P2" draw:layer="layout" svg:width="5.5cm" svg:height="1cm" svg:x="2cm" svg:y="16.5cm">
          <text:p text:style-name="P1"><text:span text:style-name="T1">S9: Inertial Navigation Unit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7.5cm" svg:y1="17cm" svg:x2="9.5cm" svg:y2="15cm">
          <text:p/>
        </draw:line>
        <draw:line draw:style-name="gr9" draw:text-style-name="P6" draw:layer="layout" svg:x1="14cm" svg:y1="13.5cm" svg:x2="18.5cm" svg:y2="13.5cm">
          <text:p/>
        </draw:line>
        <draw:line draw:style-name="gr8" draw:text-style-name="P6" draw:layer="layout" svg:x1="9.5cm" svg:y1="10cm" svg:x2="9.5cm" svg:y2="13.5cm">
          <text:p/>
        </draw:line>
        <draw:custom-shape draw:style-name="gr13" draw:text-style-name="P2" draw:layer="layout" svg:width="5.5cm" svg:height="1cm" svg:x="2cm" svg:y="9.5cm">
          <text:p text:style-name="P1"><text:span text:style-name="T1">S1: Hall Odometer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7.5cm" svg:y1="10cm" svg:x2="9.5cm" svg:y2="10cm">
          <text:p/>
        </draw:line>
        <draw:custom-shape draw:style-name="gr7" draw:text-style-name="P2" draw:layer="layout" svg:width="5.5cm" svg:height="1cm" svg:x="1.947cm" svg:y="14.733cm">
          <text:p text:style-name="P1"><text:span text:style-name="T1">S7: GPS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7.5cm" svg:y1="19cm" svg:x2="9.5cm" svg:y2="18cm">
          <text:p/>
        </draw:line>
        <draw:frame draw:style-name="gr5" draw:text-style-name="P7" draw:layer="layout" svg:width="3.402cm" svg:height="0.704cm" svg:x="14cm" svg:y="13.796cm">
          <draw:text-box>
            <text:p text:style-name="P4"><text:span text:style-name="T1">Route &amp; Speed</text:span></text:p>
          </draw:text-box>
        </draw:frame>
        <draw:custom-shape draw:style-name="gr14" draw:text-style-name="P2" draw:layer="layout" svg:width="3cm" svg:height="1.5cm" svg:x="15.5cm" svg:y="23cm">
          <text:p text:style-name="P1"><text:span text:style-name="T1">RNDF / MDF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7cm" svg:y1="23cm" svg:x2="17cm" svg:y2="21.5cm">
          <text:p/>
        </draw:line>
        <draw:custom-shape draw:style-name="gr1" draw:text-style-name="P2" draw:layer="layout" svg:width="3cm" svg:height="1.5cm" svg:x="11cm" svg:y="2.5cm">
          <text:p text:style-name="P1"><text:span text:style-name="T1">C2 </text:span></text:p>
          <text:p text:style-name="P1"><text:span text:style-name="T1">Dual Mode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cm" svg:y1="3cm" svg:x2="4.5cm" svg:y2="4.5cm">
          <text:p/>
        </draw:line>
        <draw:line draw:style-name="gr8" draw:text-style-name="P6" draw:layer="layout" svg:x1="5cm" svg:y1="2.5cm" svg:x2="11cm" svg:y2="3cm">
          <text:p/>
        </draw:line>
        <draw:custom-shape draw:style-name="gr3" draw:text-style-name="P2" draw:layer="layout" svg:width="3cm" svg:height="1.5cm" svg:x="16cm" svg:y="2.5cm">
          <text:p text:style-name="P1"><text:span text:style-name="T1">Joystick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cm" svg:y1="3.5cm" svg:x2="14cm" svg:y2="3.5cm">
          <text:p/>
        </draw:line>
        <draw:line draw:style-name="gr4" draw:text-style-name="P3" draw:layer="layout" svg:x1="11cm" svg:y1="3.5cm" svg:x2="9cm" svg:y2="4.5cm">
          <text:p/>
        </draw:line>
        <draw:line draw:style-name="gr8" draw:text-style-name="P6" draw:layer="layout" svg:x1="13cm" svg:y1="18cm" svg:x2="15.5cm" svg:y2="19.5cm">
          <text:p/>
        </draw:line>
        <draw:frame draw:style-name="gr5" draw:text-style-name="P8" draw:layer="layout" svg:width="2.754cm" svg:height="1.484cm" svg:x="11.5cm" svg:y="7.5cm">
          <draw:text-box>
            <text:p text:style-name="P8"><text:span text:style-name="T2">Commanded</text:span></text:p>
            <text:p text:style-name="P8"><text:span text:style-name="T2">Speed &amp;</text:span></text:p>
            <text:p text:style-name="P8"><text:span text:style-name="T2">Steering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center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402</meta:generator>
    <meta:initial-creator>Tyler Folsom</meta:initial-creator>
    <meta:creation-date>2007-10-18T14:30:09</meta:creation-date>
    <dc:date>2012-03-18T15:57:00.95</dc:date>
    <dc:language>en-CA</dc:language>
    <meta:editing-cycles>14</meta:editing-cycles>
    <meta:editing-duration>PT4H9M43S</meta:editing-duration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